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TableColumn3" style:family="table-column">
      <style:table-column-properties style:column-width="0.6868in"/>
    </style:style>
    <style:style style:name="TableColumn4" style:family="table-column">
      <style:table-column-properties style:column-width="6.5743in"/>
    </style:style>
    <style:style style:name="Table2" style:family="table">
      <style:table-properties style:width="6.293in" fo:margin-left="0in" table:align="left"/>
    </style:style>
    <style:style style:name="TableRow5" style:family="table-row">
      <style:table-row-properties style:min-row-height="0.2in"/>
    </style:style>
    <style:style style:name="TableCell6" style:family="table-cell">
      <style:table-cell-properties fo:border-top="0.0069in solid #A5A5A5" fo:border-left="0.0069in solid #A5A5A5" fo:border-bottom="0.0069in solid #A5A5A5" fo:border-right="none" fo:background-color="#A5A5A5" style:writing-mode="lr-tb" fo:padding-top="0in" fo:padding-left="0.075in" fo:padding-bottom="0in" fo:padding-right="0.075in" fo:wrap-option="no-wrap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9" style:parent-style-name="DefaultParagraphFont" style:family="text">
      <style:text-properties style:font-name="Calibri" style:font-name-asian="Times New Roman" style:font-name-complex="Calibri" fo:color="#000000" style:letter-kerning="false" style:language-asian="ro" style:country-asian="RO"/>
    </style:style>
    <style:style style:name="TableCell10" style:family="table-cell">
      <style:table-cell-properties fo:border-top="0.0069in solid #A5A5A5" fo:border-left="none" fo:border-bottom="0.0069in solid #A5A5A5" fo:border-right="0.0069in solid #A5A5A5" fo:background-color="#A5A5A5" style:writing-mode="lr-tb" fo:padding-top="0in" fo:padding-left="0.075in" fo:padding-bottom="0in" fo:padding-right="0.075in" fo:wrap-option="no-wrap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Calibri" style:font-name-asian="Times New Roman" style:font-name-complex="Calibri" fo:color="#000000" style:letter-kerning="false" style:language-asian="ro" style:country-asian="RO"/>
    </style:style>
    <style:style style:name="T13" style:parent-style-name="DefaultParagraphFont" style:family="text"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Row14" style:family="table-row">
      <style:table-row-properties style:min-row-height="0.5333in"/>
    </style:style>
    <style:style style:name="TableCell15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1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etter-kerning="false" style:language-asian="ro" style:country-asian="RO"/>
    </style:style>
    <style:style style:name="TableCell1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20" style:family="table-row">
      <style:table-row-properties style:min-row-height="0.4in"/>
    </style:style>
    <style:style style:name="TableCell21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2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23" style:family="table-cell">
      <style:table-cell-properties fo:border="0.0069in solid #C9C9C9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26" style:family="table-row">
      <style:table-row-properties style:min-row-height="0.4083in"/>
    </style:style>
    <style:style style:name="TableCell27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2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2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32" style:family="table-row">
      <style:table-row-properties style:min-row-height="0.6083in"/>
    </style:style>
    <style:style style:name="TableCell33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3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35" style:family="table-cell">
      <style:table-cell-properties fo:border="0.0069in solid #C9C9C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38" style:family="table-row">
      <style:table-row-properties style:min-row-height="0.4in"/>
    </style:style>
    <style:style style:name="TableCell39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color="#000000" style:letter-kerning="false" style:language-asian="ro" style:country-asian="RO"/>
    </style:style>
    <style:style style:name="TableCell4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</style:style>
    <style:style style:name="T43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44" style:family="table-row">
      <style:table-row-properties style:min-row-height="0.4in"/>
    </style:style>
    <style:style style:name="TableCell45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4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47" style:family="table-cell">
      <style:table-cell-properties fo:border="0.0069in solid #C9C9C9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49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50" style:family="table-row">
      <style:table-row-properties style:min-row-height="0.4in"/>
    </style:style>
    <style:style style:name="TableCell51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5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5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56" style:family="table-row">
      <style:table-row-properties style:min-row-height="0.4in"/>
    </style:style>
    <style:style style:name="TableCell57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5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59" style:family="table-cell">
      <style:table-cell-properties fo:border="0.0069in solid #C9C9C9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62" style:family="table-row">
      <style:table-row-properties style:min-row-height="0.4in"/>
    </style:style>
    <style:style style:name="TableCell63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6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65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68" style:family="table-row">
      <style:table-row-properties style:min-row-height="0.4in"/>
    </style:style>
    <style:style style:name="TableCell69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71" style:family="table-cell">
      <style:table-cell-properties fo:border="0.0069in solid #C9C9C9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73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74" style:family="table-row">
      <style:table-row-properties style:min-row-height="1.4in"/>
    </style:style>
    <style:style style:name="TableCell75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7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77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</style:style>
    <style:style style:name="T79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80" style:family="table-row">
      <style:table-row-properties style:min-row-height="0.4in"/>
    </style:style>
    <style:style style:name="TableCell81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8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83" style:family="table-cell">
      <style:table-cell-properties fo:border="0.0069in solid #C9C9C9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85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86" style:family="table-row">
      <style:table-row-properties style:min-row-height="0.4in"/>
    </style:style>
    <style:style style:name="TableCell87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88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89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91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92" style:family="table-row">
      <style:table-row-properties style:min-row-height="0.4in"/>
    </style:style>
    <style:style style:name="TableCell93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94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95" style:family="table-cell">
      <style:table-cell-properties fo:border="0.0069in solid #C9C9C9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98" style:family="table-row">
      <style:table-row-properties style:min-row-height="0.4in"/>
    </style:style>
    <style:style style:name="TableCell99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100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101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103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104" style:family="table-row">
      <style:table-row-properties style:min-row-height="0.4in"/>
    </style:style>
    <style:style style:name="TableCell105" style:family="table-cell">
      <style:table-cell-properties fo:border="0.0069in solid #C9C9C9" style:writing-mode="lr-tb" fo:padding-top="0in" fo:padding-left="0.075in" fo:padding-bottom="0in" fo:padding-right="0.075in" fo:wrap-option="no-wrap"/>
    </style:style>
    <style:style style:name="P106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107" style:family="table-cell">
      <style:table-cell-properties fo:border="0.0069in solid #C9C9C9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 fo:line-height="100%"/>
    </style:style>
    <style:style style:name="T109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ableRow110" style:family="table-row">
      <style:table-row-properties style:min-row-height="0.4in"/>
    </style:style>
    <style:style style:name="TableCell111" style:family="table-cell">
      <style:table-cell-properties fo:border="0.0069in solid #C9C9C9" fo:background-color="#EDEDED" style:writing-mode="lr-tb" fo:padding-top="0in" fo:padding-left="0.075in" fo:padding-bottom="0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color="#000000" style:letter-kerning="false" style:language-asian="ro" style:country-asian="RO"/>
    </style:style>
    <style:style style:name="TableCell11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115" style:parent-style-name="DefaultParagraphFont" style:family="text">
      <style:text-properties style:font-name="Calibri" style:font-name-asian="Times New Roman" style:font-name-complex="Calibri" fo:color="#0563C1" style:letter-kerning="false" style:text-underline-type="single" style:text-underline-style="solid" style:text-underline-width="auto" style:text-underline-mode="continuous" style:language-asian="ro" style:country-asian="RO"/>
    </style:style>
    <style:style style:name="T1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ANEXA<text:s/>6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r. Curen</text:span><text:span text:style-name="T9">t</text:span></text:p>
          </table:table-cell>
          <table:table-cell table:style-name="TableCell10">
            <text:p text:style-name="P11"><text:span text:style-name="T12"><text:s text:c="67"/></text:span><text:span text:style-name="T13">Link</text:span>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<text:a xlink:href="https://ro.farnell.com/multicomp/mcabt-456-rc/audio-element-piezo-9-5khz-12mm/dp/2433032?ost=mcabt-456-rc" office:target-frame-name="_top" xlink:show="replace"><text:span text:style-name="T19">https://ro.farnell.com/multicomp/mcabt-456-rc/audio-element-piezo-9-5khz-12mm/dp/2433032?ost=mcabt-456-rc</text:span></text:a></text:p>
          </table:table-cell>
        </table:table-row>
        <table:table-row table:style-name="TableRow20">
          <table:table-cell table:style-name="TableCell21">
            <text:p text:style-name="P22">2</text:p>
          </table:table-cell>
          <table:table-cell table:style-name="TableCell23">
            <text:p text:style-name="P24"><text:a xlink:href="https://ro.farnell.com/bourns/tc33x-2-103e/trimmer-10k-3mm/dp/1689863?st=tc33x-2-103e" office:target-frame-name="_top" xlink:show="replace"><text:span text:style-name="T25">https://ro.farnell.com/bourns/tc33x-2-103e/trimmer-10k-3mm/dp/1689863?st=tc33x-2-103e</text:span></text:a></text:p>
          </table:table-cell>
        </table:table-row>
        <table:table-row table:style-name="TableRow26">
          <table:table-cell table:style-name="TableCell27">
            <text:p text:style-name="P28">3</text:p>
          </table:table-cell>
          <table:table-cell table:style-name="TableCell29">
            <text:p text:style-name="P30"><text:a xlink:href="https://ro.farnell.com/avx/sr215c224kar/cap-0-22-f-50v-10-x7r/dp/2332986?st=0,22%20uf" office:target-frame-name="_top" xlink:show="replace"><text:span text:style-name="T31">https://ro.farnell.com/avx/sr215c224kar/cap-0-22-f-50v-10-x7r/dp/2332986?st=0,22%20uf</text:span></text:a></text:p>
          </table:table-cell>
        </table:table-row>
        <table:table-row table:style-name="TableRow32">
          <table:table-cell table:style-name="TableCell33">
            <text:p text:style-name="P34">4</text:p>
          </table:table-cell>
          <table:table-cell table:style-name="TableCell35">
            <text:p text:style-name="P36"><text:a xlink:href="https://ro.farnell.com/multicomp-pro/mcmf0w8ff1202a20/metal-film-resistor-12kohm-125mw/dp/1127027?ost=mcmf0w8ff1202a20" office:target-frame-name="_top" xlink:show="replace"><text:span text:style-name="T37">https://ro.farnell.com/multicomp-pro/mcmf0w8ff1202a20/metal-film-resistor-12kohm-125mw/dp/1127027?ost=mcmf0w8ff1202a20</text:span></text:a></text:p>
          </table:table-cell>
        </table:table-row>
        <table:table-row table:style-name="TableRow38">
          <table:table-cell table:style-name="TableCell39">
            <text:p text:style-name="P40">5</text:p>
          </table:table-cell>
          <table:table-cell table:style-name="TableCell41">
            <text:p text:style-name="P42"><text:a xlink:href="https://ro.farnell.com/multicomp-pro/mccfr0s2j0472a20/carbon-film-resistor-4-7kohm-500mw/dp/1128722?st=resistor%204.7k" office:target-frame-name="_top" xlink:show="replace"><text:span text:style-name="T43">https://ro.farnell.com/multicomp-pro/mccfr0s2j0472a20/carbon-film-resistor-4-7kohm-500mw/dp/1128722?st=resistor%204.7k</text:span></text:a></text:p>
          </table:table-cell>
        </table:table-row>
        <table:table-row table:style-name="TableRow44">
          <table:table-cell table:style-name="TableCell45">
            <text:p text:style-name="P46">6</text:p>
          </table:table-cell>
          <table:table-cell table:style-name="TableCell47">
            <text:p text:style-name="P48"><text:a xlink:href="https://ro.farnell.com/multicomp/mcmr04x1004ftl/res-1m-1-0-0625w-0402-ceramic/dp/2072521" office:target-frame-name="_top" xlink:show="replace"><text:span text:style-name="T49">https://ro.farnell.com/multicomp/mcmr04x1004ftl/res-1m-1-0-0625w-0402-ceramic/dp/2072521</text:span></text:a></text:p>
          </table:table-cell>
        </table:table-row>
        <table:table-row table:style-name="TableRow50">
          <table:table-cell table:style-name="TableCell51">
            <text:p text:style-name="P52">7</text:p>
          </table:table-cell>
          <table:table-cell table:style-name="TableCell53">
            <text:p text:style-name="P54"><text:a xlink:href="https://ro.farnell.com/te-connectivity/crg0402f150k/res-150k-1-0-063w-0402-thick-film/dp/2331460" office:target-frame-name="_top" xlink:show="replace"><text:span text:style-name="T55">https://ro.farnell.com/te-connectivity/crg0402f150k/res-150k-1-0-063w-0402-thick-film/dp/2331460</text:span></text:a></text:p>
          </table:table-cell>
        </table:table-row>
        <table:table-row table:style-name="TableRow56">
          <table:table-cell table:style-name="TableCell57">
            <text:p text:style-name="P58">8</text:p>
          </table:table-cell>
          <table:table-cell table:style-name="TableCell59">
            <text:p text:style-name="P60"><text:a xlink:href="https://ro.farnell.com/multicomp-pro/mcmf0w4ff1001a50/metal-film-resistor-1kohm-250mw/dp/1126919?st=resistor%201k" office:target-frame-name="_top" xlink:show="replace"><text:span text:style-name="T61">https://ro.farnell.com/multicomp-pro/mcmf0w4ff1001a50/metal-film-resistor-1kohm-250mw/dp/1126919?st=resistor%201k</text:span></text:a></text:p>
          </table:table-cell>
        </table:table-row>
        <table:table-row table:style-name="TableRow62">
          <table:table-cell table:style-name="TableCell63">
            <text:p text:style-name="P64">9</text:p>
          </table:table-cell>
          <table:table-cell table:style-name="TableCell65">
            <text:p text:style-name="P66"><text:a xlink:href="https://ro.farnell.com/multicomp/mcmr06x1000ftl/res-100r-1-0-1w-0603-ceramic/dp/2073347" office:target-frame-name="_top" xlink:show="replace"><text:span text:style-name="T67">https://ro.farnell.com/multicomp/mcmr06x1000ftl/res-100r-1-0-1w-0603-ceramic/dp/2073347</text:span></text:a></text:p>
          </table:table-cell>
        </table:table-row>
        <table:table-row table:style-name="TableRow68">
          <table:table-cell table:style-name="TableCell69">
            <text:p text:style-name="P70">10</text:p>
          </table:table-cell>
          <table:table-cell table:style-name="TableCell71">
            <text:p text:style-name="P72"><text:a xlink:href="https://ro.farnell.com/yageo/rc0603fr-13100kl/res-100k-1-0-1w-0603-thick-film/dp/2309107" office:target-frame-name="_top" xlink:show="replace"><text:span text:style-name="T73">https://ro.farnell.com/yageo/rc0603fr-13100kl/res-100k-1-0-1w-0603-thick-film/dp/2309107</text:span></text:a></text:p>
          </table:table-cell>
        </table:table-row>
        <table:table-row table:style-name="TableRow74">
          <table:table-cell table:style-name="TableCell75">
            <text:p text:style-name="P76">11</text:p>
          </table:table-cell>
          <table:table-cell table:style-name="TableCell77">
            <text:p text:style-name="P78"><text:a xlink:href="https://ro.farnell.com/camdenboss/ctb55vg-2/pcb-terminal-block-low-prof-5mm/dp/3498455?gclid=CjwKCAjwge2iBhBBEiwAfXDBR2k6Kt1WkxCi-RRrTUYJm8jfTQctxK83L9vdKgN0eoimf-vJGxne7hoCvbEQAvD_BwE&amp;mckv=_dc|pcrid||plid||kword||match||slid||product|3498455|pgrid||ptaid||&amp;CMP=KNC-GRO-GEN-SHOPPING-PMax&amp;gross_price=true" office:target-frame-name="_top" xlink:show="replace"><text:span text:style-name="T79">https://ro.farnell.com/camdenboss/ctb55vg-2/pcb-terminal-block-low-prof-5mm/dp/3498455?gclid=CjwKCAjwge2iBhBBEiwAfXDBR2k6Kt1WkxCi-RRrTUYJm8jfTQctxK83L9vdKgN0eoimf-vJGxne7hoCvbEQAvD_BwE&amp;mckv=_dc|pcrid||plid||kword||match||slid||product|3498455|pgrid||ptaid||&amp;CMP=KNC-GRO-GEN-SHOPPING-PMax&amp;gross_price=true</text:span></text:a></text:p>
          </table:table-cell>
        </table:table-row>
        <table:table-row table:style-name="TableRow80">
          <table:table-cell table:style-name="TableCell81">
            <text:p text:style-name="P82">12</text:p>
          </table:table-cell>
          <table:table-cell table:style-name="TableCell83">
            <text:p text:style-name="P84"><text:a xlink:href="https://ro.farnell.com/multicomp/bc846b/transistor-npn-0-1a-65v-sot23/dp/1798074?st=transistor%20npn" office:target-frame-name="_top" xlink:show="replace"><text:span text:style-name="T85">https://ro.farnell.com/multicomp/bc846b/transistor-npn-0-1a-65v-sot23/dp/1798074?st=transistor%20npn</text:span></text:a></text:p>
          </table:table-cell>
        </table:table-row>
        <table:table-row table:style-name="TableRow86">
          <table:table-cell table:style-name="TableCell87">
            <text:p text:style-name="P88">13</text:p>
          </table:table-cell>
          <table:table-cell table:style-name="TableCell89">
            <text:p text:style-name="P90"><text:a xlink:href="https://ro.farnell.com/multicomp/mcgpr25v107m6-3x11/cap-100-f-25v-20/dp/9451188?st=electrolitic%20capacitor%20100%20uf" office:target-frame-name="_top" xlink:show="replace"><text:span text:style-name="T91">https://ro.farnell.com/multicomp/mcgpr25v107m6-3x11/cap-100-f-25v-20/dp/9451188?st=electrolitic%20capacitor%20100%20uf</text:span></text:a></text:p>
          </table:table-cell>
        </table:table-row>
        <table:table-row table:style-name="TableRow92">
          <table:table-cell table:style-name="TableCell93">
            <text:p text:style-name="P94">14</text:p>
          </table:table-cell>
          <table:table-cell table:style-name="TableCell95">
            <text:p text:style-name="P96"><text:a xlink:href="https://ro.farnell.com/tdk/ps1440p02bt/piezoelectronic-buzzer-3v-4khz/dp/3212600" office:target-frame-name="_top" xlink:show="replace"><text:span text:style-name="T97">https://ro.farnell.com/tdk/ps1440p02bt/piezoelectronic-buzzer-3v-4khz/dp/3212600</text:span></text:a></text:p>
          </table:table-cell>
        </table:table-row>
        <table:table-row table:style-name="TableRow98">
          <table:table-cell table:style-name="TableCell99">
            <text:p text:style-name="P100">15</text:p>
          </table:table-cell>
          <table:table-cell table:style-name="TableCell101">
            <text:p text:style-name="P102"><text:a xlink:href="https://ro.farnell.com/cree/c535a-wjn-cu0w0231/led-5mm-4-18cd-cool-white/dp/2839897" office:target-frame-name="_top" xlink:show="replace"><text:span text:style-name="T103">https://ro.farnell.com/cree/c535a-wjn-cu0w0231/led-5mm-4-18cd-cool-white/dp/2839897</text:span></text:a></text:p>
          </table:table-cell>
        </table:table-row>
        <table:table-row table:style-name="TableRow104">
          <table:table-cell table:style-name="TableCell105">
            <text:p text:style-name="P106">16</text:p>
          </table:table-cell>
          <table:table-cell table:style-name="TableCell107">
            <text:p text:style-name="P108"><text:a xlink:href="https://ro.farnell.com/texas-instruments/lm741cn-nopb/ic-op-amp-compensated-dip8-741/dp/3117118?st=lm741" office:target-frame-name="_top" xlink:show="replace"><text:span text:style-name="T109">https://ro.farnell.com/texas-instruments/lm741cn-nopb/ic-op-amp-compensated-dip8-741/dp/3117118?st=lm741</text:span></text:a></text:p>
          </table:table-cell>
        </table:table-row>
        <table:table-row table:style-name="TableRow110">
          <table:table-cell table:style-name="TableCell111">
            <text:p text:style-name="P112">17</text:p>
          </table:table-cell>
          <table:table-cell table:style-name="TableCell113">
            <text:p text:style-name="P114"><text:a xlink:href="https://ro.farnell.com/texas-instruments/ne555d/precision-timers-linear/dp/3121191?st=ne555" office:target-frame-name="_top" xlink:show="replace"><text:span text:style-name="T115">https://ro.farnell.com/texas-instruments/ne555d/precision-timers-linear/dp/3121191?st=ne555</text:span></text:a></text:p>
          </table:table-cell>
        </table:table-row>
      </table:table>
      <text:p text:style-name="Normal">*<text:span text:style-name="T116">Nr. Curent de la fiecare link corespunde numărului curent din tabelul BOM de la pagina x și tabelului suplimentar din ANEXA 5.</text:span></text:p>
      <text:p text:style-name="Normal"><text:span text:style-name="T117">*Acest document este disponibil și în folder-ul „Foi de catalog”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 fo:font-size="11pt" style:font-size-asian="11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0333in" text:min-label-width="0.25in" text:list-level-position-and-space-mode="label-alignment">
          <style:list-level-label-alignment text:label-followed-by="listtab" fo:margin-left="0.283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333in" text:min-label-width="0.25in" text:list-level-position-and-space-mode="label-alignment">
          <style:list-level-label-alignment text:label-followed-by="listtab" fo:margin-left="0.7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333in" text:min-label-width="0.25in" text:list-level-position-and-space-mode="label-alignment">
          <style:list-level-label-alignment text:label-followed-by="listtab" fo:margin-left="1.2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333in" text:min-label-width="0.25in" text:list-level-position-and-space-mode="label-alignment">
          <style:list-level-label-alignment text:label-followed-by="listtab" fo:margin-left="1.7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333in" text:min-label-width="0.25in" text:list-level-position-and-space-mode="label-alignment">
          <style:list-level-label-alignment text:label-followed-by="listtab" fo:margin-left="2.2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333in" text:min-label-width="0.25in" text:list-level-position-and-space-mode="label-alignment">
          <style:list-level-label-alignment text:label-followed-by="listtab" fo:margin-left="2.7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333in" text:min-label-width="0.25in" text:list-level-position-and-space-mode="label-alignment">
          <style:list-level-label-alignment text:label-followed-by="listtab" fo:margin-left="3.2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333in" text:min-label-width="0.25in" text:list-level-position-and-space-mode="label-alignment">
          <style:list-level-label-alignment text:label-followed-by="listtab" fo:margin-left="3.7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333in" text:min-label-width="0.25in" text:list-level-position-and-space-mode="label-alignment">
          <style:list-level-label-alignment text:label-followed-by="listtab" fo:margin-left="4.28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uiza-Georgiana NĂFTĂNĂILĂ (125020)</meta:initial-creator>
    <dc:creator>Luiza-Georgiana NĂFTĂNĂILĂ (125020)</dc:creator>
    <meta:creation-date>2023-05-11T21:43:00Z</meta:creation-date>
    <dc:date>2023-05-11T21:43:00Z</dc:date>
    <meta:template xlink:href="Normal" xlink:type="simple"/>
    <meta:editing-cycles>2</meta:editing-cycles>
    <meta:editing-duration>PT240S</meta:editing-duration>
    <meta:document-statistic meta:page-count="1" meta:paragraph-count="8" meta:word-count="646" meta:character-count="4385" meta:row-count="31" meta:non-whitespace-character-count="3747"/>
  </office:meta>
</office:document-meta>
</file>